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 Uralic" svg:font-family="'Mono Uralic'"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color="#800000"/>
    </style:style>
    <style:style style:name="P3" style:family="paragraph" style:parent-style-name="Standard">
      <style:paragraph-properties fo:line-height="150%"/>
      <style:text-properties fo:color="#800000" fo:font-weight="normal" style:font-weight-asian="normal" style:font-weight-complex="normal"/>
    </style:style>
    <style:style style:name="P4" style:family="paragraph" style:parent-style-name="Standard">
      <style:paragraph-properties fo:line-height="150%" fo:text-align="center" style:justify-single-word="false"/>
      <style:text-properties fo:color="#800000" style:font-name="Mono Uralic" fo:font-size="8pt" fo:font-weight="bold" style:font-size-asian="8pt" style:font-weight-asian="bold" style:font-size-complex="8pt" style:font-weight-complex="bold"/>
    </style:style>
    <style:style style:name="P5" style:family="paragraph" style:parent-style-name="Standard">
      <style:paragraph-properties fo:line-height="150%" fo:text-align="start" style:justify-single-word="false"/>
      <style:text-properties fo:color="#800000" style:font-name="Times New Roman" fo:font-size="12pt" style:font-size-asian="10.5pt" style:font-size-complex="12pt"/>
    </style:style>
    <style:style style:name="P6" style:family="paragraph" style:parent-style-name="Standard">
      <style:paragraph-properties fo:line-height="150%"/>
      <style:text-properties fo:color="#000000"/>
    </style:style>
    <style:style style:name="P7" style:family="paragraph" style:parent-style-name="Text_20_body">
      <style:paragraph-properties fo:line-height="150%"/>
      <style:text-properties fo:color="#800000"/>
    </style:style>
    <style:style style:name="P8" style:family="paragraph" style:parent-style-name="Standard">
      <style:paragraph-properties fo:line-height="150%"/>
      <style:text-properties fo:color="#000000"/>
    </style:style>
    <style:style style:name="P9" style:family="paragraph" style:parent-style-name="Standard" style:list-style-name="L1">
      <style:paragraph-properties fo:line-height="150%"/>
      <style:text-properties fo:color="#000000"/>
    </style:style>
    <style:style style:name="P1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1" style:family="paragraph" style:parent-style-name="Standard" style:list-style-name="L2">
      <style:paragraph-properties fo:line-height="150%"/>
      <style:text-properties fo:color="#800000" fo:font-style="normal" style:font-style-asian="normal" style:font-style-complex="normal"/>
    </style:style>
    <style:style style:name="P12" style:family="paragraph" style:parent-style-name="Standard">
      <style:paragraph-properties fo:line-height="150%" fo:text-align="start" style:justify-single-word="false"/>
      <style:text-properties fo:color="#800000" style:font-name="Times New Roman" fo:font-size="12pt" style:font-size-asian="10.5pt" style:font-size-complex="12pt"/>
    </style:style>
    <style:style style:name="P13" style:family="paragraph" style:parent-style-name="Standard" style:list-style-name="L4">
      <style:paragraph-properties fo:line-height="150%" fo:text-align="start" style:justify-single-word="false"/>
      <style:text-properties fo:color="#800000" style:font-name="Times New Roman" fo:font-size="12pt" style:font-size-asian="10.5pt" style:font-size-complex="12pt"/>
    </style:style>
    <style:style style:name="P14" style:family="paragraph" style:parent-style-name="Standard">
      <style:paragraph-properties fo:line-height="150%"/>
      <style:text-properties fo:color="#800000"/>
    </style:style>
    <style:style style:name="P15" style:family="paragraph" style:parent-style-name="Text_20_body" style:list-style-name="L3">
      <style:text-properties fo:color="#8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800000"/>
    </style:style>
    <style:style style:name="T4" style:family="text">
      <style:text-properties fo:color="#800000" fo:font-weight="bold" style:font-weight-asian="bold" style:font-weight-complex="bold"/>
    </style:style>
    <style:style style:name="T5" style:family="text">
      <style:text-properties fo:color="#800000"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style-complex="normal"/>
    </style:style>
    <text:list-style style:name="L1">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wersja 0.6 )</text:p>
      <text:p text:style-name="P6"/>
      <text:list text:style-name="L1">
        <text:list-item>
          <text:p text:style-name="P9">Implementacja i testowanie</text:p>
          <text:p text:style-name="P9">* różnica implementacji względem projektu</text:p>
          <text:p text:style-name="P9">* Listingi</text:p>
          <text:p text:style-name="P9">* Testy</text:p>
          <text:p text:style-name="P9">* Budowa interfejsu</text:p>
        </text:list-item>
      </text:list>
      <text:p text:style-name="P2"/>
      <text:p text:style-name="P2"/>
      <text:p text:style-name="P6">5.1 Różnica implementacji względem projektu</text:p>
      <text:p text:style-name="P6"/>
      <text:p text:style-name="P2"><text:tab/>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2"><text:tab/>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6"/>
      <text:p text:style-name="P2"><text:span text:style-name="T1">GSM</text:span> (od ang. „<text:span text:style-name="T6">Global System for Mobile Communications”) </text:span><text:span text:style-name="T6">jest implementacją jednego ze standardów kodowania i dekodowania głosu,</text:span><text:span text:style-name="T6">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span></text:p>
      <text:list text:style-name="L2">
        <text:list-item>
          <text:p text:style-name="P11">HR (Half Rate). Prędkość transmisji 5.6Kibit/s. Używa algorytmu VSELP (Vector-Sum Excited Linear Prediction).</text:p>
        </text:list-item>
        <text:list-item>
          <text:p text:style-name="P11">FR (Full Rate). Prędkość transmisji 13Kibit/s. Używa algorytmu Regular Pulse Excitation - Long Term prediction Linear Predictive Coder (RPE-LTP).</text:p>
        </text:list-item>
        <text:list-item>
          <text:p text:style-name="P11">EFR (Enhanced Full Rate). Prędkość transmisji 12Kibit/s. Oferuje lepszą jakość niż FR, przez użycie algorytmu Algebraic-Code-Excited Linear Predictive (ACELP).</text:p>
        </text:list-item>
        <text:list-item>
          <text:p text:style-name="P11">AMR (Adaptive Multi Rate). Prędkość transmisji zmienna w zakresie od 4.75Kibit/s do 12.2Kibit/s. Używa kodeka Algebraic-Code-Excited Linear Predictive (ACELP), <text:soft-page-break/>korzystając ze zmiennych współczynników kompresji.</text:p>
          <text:p text:style-name="P11"/>
        </text:list-item>
      </text:list>
      <text:p text:style-name="P7"><text:span text:style-name="T7">Speex</text:span><text:span text:style-name="T6"> to format stratnej kompresji dźwięku z rodziny kodeków Ogg (http://en.wikipedia.org/wiki/Ogg). Jest przeznaczony tylko do kompresji mowy. Jego częstotliwość próbkowania to od 8 do 32Kibit/s. </text:span>Jest to kodek powszechnie używany w telefonii VoIP, korzysta z algorytmu CELP i w zależności od warunków zajmuje pasmo 2.15 – 22.4 Kibit/s. Speex jest rozwijany przez Xiph Org Foundation (http://en.wikipedia.org/wiki/Xiph.Org_Foundation) na licencji BSD.</text:p>
      <text:p text:style-name="P7"><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5"><text:span text:style-name="T2">G.711U (PCMU). Stosuje algorytm </text:span>μ-law, używany w Ameryce Północnej i Japonii</text:p>
        </text:list-item>
        <text:list-item>
          <text:p text:style-name="P15">G.711A (PCMA). Stosuje algorytm A-law, używany przez resztę świata. </text:p>
        </text:list-item>
      </text:list>
      <text:p text:style-name="P2"/>
      <text:p text:style-name="P2">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2"><text:tab/>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2"><text:tab/>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text:soft-page-break/>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2"><text:tab/>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p text:style-name="P2"/>
      <text:p text:style-name="P2"/>
      <text:p text:style-name="P6">5.2 Testy</text:p>
      <text:p text:style-name="P6"/>
      <text:p text:style-name="P2"><text:tab/>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1">int</text:span>. W <text:soft-page-break/>zależności od architektury może być to 4 i 8 bajtów, a ponieważ pliki danych i konfiguracji mają być przenośne pomiędzy 32bit i 64bit architekturami, przyjąłem że zastosuję zunifikowane typy danych – <text:span text:style-name="T1">uint64_t</text:span> i <text:span text:style-name="T1">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P1"><text:span text:style-name="T3"><text:tab/>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4">Valgrind </text:span><text:span text:style-name="T5">(strona projektu: </text:span><text:a xlink:type="simple" xlink:href="http://valgrind.org/">http://valgrind.org</text:a><text:span text:style-name="T5"> ).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4"> </text:span><text:span text:style-name="T5">(strona projektu: </text:span><text:a xlink:type="simple" xlink:href="http://gnu.org/software/gdb">http://gnu.org/software/gdb</text:a><text:span text:style-name="T4"> <text:s/>)</text:span><text:span text:style-name="T5">.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
      <text:p text:style-name="P2"><text:tab/>Kolejnym krokiem, w kierunku uzyskania łatwej kontroli nad działaniem aplikacji, jest kod debugujący. Umieścilem go w ciele kodu aplikacji, korzystając z dyrektywy preprocesora </text:p>
      <text:p text:style-name="P4">#ifdef DEBUG</text:p>
      <text:p text:style-name="P2">W zależności od istnienia definicji DEBUG, do kodu dołączane są bloki z kodem wypisujące komunikaty wprost na konsolę (terminal). </text:p>
      <text:p text:style-name="P2"><text:tab/>Ważnym aspektem przy kompilacji Aplikacji jest ustawienie flag kompilatora. (dla <text:span text:style-name="T1">g++</text:span><text:span text:style-name="T2"> w systemie Linux, trzymane są one w zmiennej powłoki: CXXFLAGS) Żeby uzyskać maksymalną wydajność, ustawiłem flag: </text:span></text:p>
      <text:p text:style-name="P4">-Os -march=athlon64</text:p>
      <text:p text:style-name="P3">Opcja -O jest odpowiedzialna za stopień optymalizacji kodu, -march określa architekturę procesora pod który ma być generowany kod wynikowy. W trybie Debug użyłem flag:</text:p>
      <text:p text:style-name="P4">-O0 -ggdb</text:p>
      <text:p text:style-name="P5">Gdzie -ggdb jest parametrem umieszczającym w kodzie wynikowym dodatkowe informacje dla debuggera gdb. Dla trybu Debug użyłem optymalizacji zerowej, co ma szczególne znaczenie przy <text:soft-page-break/>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p text:style-name="P5"/>
      <text:p text:style-name="P5"/>
      <text:p text:style-name="P10">5.3 Budowa interfejsu</text:p>
      <text:p text:style-name="P5"/>
      <text:p text:style-name="P5">W górnej części okna znajduje się menu aplikacji. Podzielone jest ono na trzy główne grupy:</text:p>
      <text:list text:style-name="L4">
        <text:list-item>
          <text:p text:style-name="P13">dSipCom – W której można znaleźć aktywatory połączenia i rozłączenia z serwerem proxy oraz wyjścia z programu.</text:p>
        </text:list-item>
        <text:list-item>
          <text:p text:style-name="P13">Kontakty – W tej grupie znajdują się aktywatory dodania i usunięcia elementów listy kontaktów. </text:p>
        </text:list-item>
        <text:list-item>
          <text:p text:style-name="P13">Pomoc – W której znajduje się aktywator pomocy i informacji o programie.</text:p>
        </text:list-item>
      </text:list>
      <text:p text:style-name="P5"/>
      <text:p text:style-name="P5"><text:tab/>Interfejs główny aplikacji, podzielony jest na pięć zakładek. Pierwsza, to lista kontaktów SIP użytkownika:</text:p>
      <text:p text:style-name="P5"/>
      <text:p text:style-name="P5">&lt;TU ZRZUT EKRANU ZAKŁADKI 1&gt;</text:p>
      <text:p text:style-name="P5"/>
      <text:p text:style-name="P5"><text:s/>Z poziomu widoku tej listy, można wykonywać połączenia oraz zapisywać lub/ i odczytywać listę z pliku listy kontaktów. Druga zakładka ma podobną funkcjonalność co pierwsza. Służy do ręcznego wprowadzania adresów SIP lub numerów telefonów, pod które można następnie zadzwonić.</text:p>
      <text:p text:style-name="P5"/>
      <text:p text:style-name="P5">&lt;TU ZRZUT EKRANU ZAKŁADKI 2&gt;</text:p>
      <text:p text:style-name="P5"/>
      <text:p text:style-name="P5">Trzecia zakładka zawiera preferencje podstawowe programu, w tym dane użytkownika i hasła gdy korzysta on z pośrednika (proxy) do wykonywania połączeń. </text:p>
      <text:p text:style-name="P5"/>
      <text:p text:style-name="P5">&lt;TU ZRZUT EKRANU ZAKŁADKI 3&gt;</text:p>
      <text:p text:style-name="P5"/>
      <text:p text:style-name="P5">Z poziomu tej zakładki można zapisać lub wczytać całą konfigurację programu z plików konfiguracji. Czwarta zakładka zawiera ustawienia zaawansowane i przeznaczona jest dla zaawansowanych użytkowników.</text:p>
      <text:p text:style-name="P5"/>
      <text:p text:style-name="P5"><text:soft-page-break/>&lt;TU ZRZUT EKRANU ZAKŁADKI 4&gt;</text:p>
      <text:p text:style-name="P5"/>
      <text:p text:style-name="P5">Można tu skonfigurować parametry połączenia sieciowego, ustawienia karty dźwiękowej, sygnał dzwonka oraz ustawić domyślny kodek dźwięku dla transmisji głosowych. Ostatnia piąta zakładka, zawiera listę wszystkich wchodzących i wychodzących połączeń, wraz z kalendarzem ułatwiającym wgląd w log z danego dnia:</text:p>
      <text:p text:style-name="P5"/>
      <text:p text:style-name="P5">&lt;TU ZRZUT EKRANU ZAKŁADKI 5&gt;</text:p>
      <text:p text:style-name="P5"/>
      <text:p text:style-name="P5"><text:tab/>Poniżej zakładek głównych, znajdują się przyciski „Zadzwoń lub Odbierz” i „Rozłącz”. Mają one swoją funkcjonalność tylko przy jednoczesnej aktywności pierwszej lub drugiej zakładki głównej. W przypadku wciśnięcia przycisku „Zadzwoń lub Odbierz” np. w trybie konfiguracji, użytkownik automatycznie zostanie przeniesiony do zakładki listy kontaktów.</text:p>
      <text:p text:style-name="P5"><text:tab/>W dolnej części interfejsu, znajduje się pole statusu aplikacji, w którym użytkownik informowany jest o bieżących działaniach programu oraz pole wyboru statusu dostępności.</text:p>
      <text:p text:style-name="P5"/>
      <text:p text:style-name="P5"/>
      <text:p text:style-name="P5"/>
      <text:p text:style-name="P10">5.4 Listingi </text:p>
      <text:p text:style-name="P5"/>
      <text:p text:style-name="P5">[ TODO, CODE CLEANING IN PROGRESS ;&gt;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 Uralic" svg:font-family="'Mono Uralic'"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er"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8-16T18:40:56</meta:creation-date>
    <dc:date>2008-08-20T17:37:02</dc:date>
    <meta:editing-cycles>113</meta:editing-cycles>
    <meta:editing-duration>PT17H31M32S</meta:editing-duration>
    <meta:user-defined meta:name="Informacja 1"/>
    <meta:user-defined meta:name="Informacja 2"/>
    <meta:user-defined meta:name="Informacja 3"/>
    <meta:user-defined meta:name="Informacja 4"/>
    <meta:document-statistic meta:table-count="0" meta:image-count="0" meta:object-count="0" meta:page-count="6" meta:paragraph-count="52" meta:word-count="1694" meta:character-count="12573"/>
  </office:meta>
</office:document-meta>
</file>